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b3ac8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225ec5" officeooo:paragraph-rsid="00225ec5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225ec5"/>
    </style:style>
    <style:style style:name="T1" style:family="text">
      <style:text-properties officeooo:rsid="00225ec5"/>
    </style:style>
    <style:style style:name="T2" style:family="text">
      <style:text-properties style:font-name="Calibri" fo:font-size="11pt"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sudo apt install snapd</text:span></text:p>
      <text:p text:style-name="P1">snap install powershell –classic</text:p>
      <text:p text:style-name="P1"><text:a xlink:type="simple" xlink:href="https://github.com/PowerShell/PowerShell-Snap/issues/70" text:style-name="Internet_20_link" text:visited-style-name="Visited_20_Internet_20_Link">https://github.com/PowerShell/PowerShell-Snap/issues/70</text:a></text:p>
      <text:p text:style-name="P4"><text:span text:style-name="T1">cd </text:span><text:span text:style-name="Source_20_Text">/snap/powershell/current</text:span></text:p>
      <text:p text:style-name="P3"><text:span text:style-name="Source_20_Text">opt/powershell/pwsh</text:span></text:p>
      <text:p text:style-name="P3"><text:span text:style-name="Source_20_Text">.\test.ps1</text:span></text:p>
      <text:p text:style-name="P3">— <text:span text:style-name="T2">NoProfile — NoLogo — NonInteractive — ExecutionPolicy Bypas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1:50:39.561533369</meta:creation-date>
    <dc:date>2021-07-21T16:33:41.384029583</dc:date>
    <meta:editing-duration>PT4H42M57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1" meta:paragraph-count="7" meta:word-count="18" meta:character-count="227" meta:non-whitespace-character-count="212"/>
  </office:meta>
</office:document-meta>
</file>